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सत्तरींतल्यो पंचायतीं राण्यांच्योसिनियर राणेच्या सत्तरींतल्या पंचायतींचे 105 पंच विश्वजीताबरोबर मुख्यमंत्र्यामुखार हजेरी सिनियर राणे म्हण्टा पंच मंत्र्याचे म्हूण कित्यावेल्यान</text:p>
      <text:p>खंयच्यान सरकारी अधिकाऱ्यान आमदारांचीं घरां वा तांच्या ऑफिसांनी मिटिंगांक वचचे न्ही सरकाराचें सर्कुलर फोण्यां रवीचे घरा जाल्ले ऑफिसरांचे बसकेचे फाटभुंयेर फतवो.</text:p>
      <text:p>बार्रां लिकर शॉपांचें हायवेकडच्यान अंतर अप्रोच रोडावरवीं मेजतले एरियल डिस्टन्स धरचे ना मुख्यमंत्र्याचें लिकरवाल्यांक उतर शारांतले हायवे डिनोटिफाय करपाची पीडब्ल्युडीन घाल्या फायल.</text:p>
      <text:p>एनडीएच्या राम नाथ कोविंदा आड ओपोजिशनाची मीरा कुमार कॉंग्रेस आनी दावे मेळून मीरा कुमाराक राष्ट्रपतीपदाची उमेदवारी मात सध्याचे परिस्थितींत तागडी एनडीएवटेन.</text:p>
      <text:p>आनी</text:p>
      <text:p>येजमान रशियेक मारुन पुर्तुगाल पावले कन्फॅडरेशन्स कप सेमीं फायनलीचे दारार रोनाल्डोन माल्लो गोल.</text:p>
      <text:p>सत्तरींतल्यो पंचायती राण्यांच्यो. 50 वर्सां राजकी फुडारपण करपी सिनियर राणेच्या सत्तरींतल्या पंचायतींचे 115तले 105 पंच सध्या विश्वजीताबरोबर भोंवतात. पंचाक घेवन आरोग्य मंत्री ज्यूनियर राणेंन बेरेस्तारा मुख्यमंत्री पर्रीकाराच्या शासकी बंगल्यार हजेरी लायली. सांजे मेरेन ते गजालीचेर ना सिनियर राणे ना कॉंग्रेस कोणाचीच ऑन कॅमेरा जाप ना.प्रतापसिंह राणे म्हण्टा पंच मंत्र्याबरोबर गेले म्हूण ते मंत्र्याच्या पक्षाचे कित्यावेल्यान. विश्वजीत म्हण्टा खाशे आनी आपूण एकूच.</text:p>
      <text:p>बार्रां आनी लिकर शॉपांचें हायवेकडच्यान अंतर आतां एक्सायज अप्रोच रोडावरवीं मेजतले. एरियल डिस्टन्स धरचे ना. हाकालागून आनीक पांचशें तरी बार्रां साल्वार जातलीं म्हूण लिकर ट्रेडर्स असोसिएशन सांगता. मुख्यमंत्र्यान तांकां उतर दिलां. सुप्रिम कोर्टाचे हायवे बारबंदीक लागून अजून 2 हजार 200 बार्रां बंद आसात म्हूण ते मुख्यमंत्र्याक मेळिल्ले.शारांतले हायवे डिनोटिफाय करपाची फायल पीडब्ल्यूडीन मूव्ह केल्या.</text:p>
      <text:p>घेवया एक ब्रेक</text:p>
      <text:p>एलईडी नुस्तेमारी आड फिशरीज मिनिस्टर पालयेकारान स्ट्राँग भूमीका घेतल्या. एलईडी नुस्तेमारी बंद करपाखातीर सगळ्या कोस्टल राज्यांच्या नुस्तेमारी मंत्र्यांची बसका घेवपाचो विचार चल्ला. पालयेकारान केंद्रीय नुस्तेमारी खात्याच्या जॉयंट सेक्रेटरीकडेन व्हिडिओ कॉन्फरंसींग करुन प्लान थारायला.</text:p>
      <text:p>म्हापसा अर्बनाक संकटांतल्यान भायर काडपाक तारण प्रॉपर्टी पावणेक काडपाच्यो ना जाल्यार बॅंकेच्यो मालमत्ता विकपाच्यो म्हूण बॅंकेन रिझर्व्ह बॅंकेक गाराणें घालां. एनपीए 26 कोटींर पावल्यात. अर्थिक तंटे ओटीएसावरवीं सॅटल करूनय पैसो उभो करुं येता. ताकाय आरबीआयचो बावटो जाय. ना जाल्यार बॅंकेचें विलीनीकरण वा ती क्रॅडिट सोसायटी करची पडटली म्हूण चॅरमॅन खलप मिडियाकडेन उलयलो. बॅंकेचेर सध्या आरबीआयन निर्बंध घाल्यात.</text:p>
      <text:p>एनडीएन बिहारचो राज्यपाल रामनाथ कोविंदाक राष्टपतीपदाचो उमेदवार म्हूण डिक्लॅर केल्या उपरांत कॉंग्रेसीसयत दाव्या पक्षांनी मेळून मीरा कुमाराक ओपोजिशनाची कॅन्डिडेट म्हूण ब्रेस्तारा डिक्लॅर केली. बसकेक ओपोजिशनाच्यो कॉंग्रेस एसपी बीएसपी आरजेडी धरून 17 पार्टी आशिल्ल्यो. शुक्रारा उमेदवारी अर्ज भरपाचो निमाणो दीस. मात तेलंगणाचे टीआरएस आनी नितीश कुमाराच्या संयुक्त जतना दलान एनडीएच्या कोविंदाक तेंको दिल्ल्यान ओपोजिशनाचें गणीत हाल्लां.</text:p>
      <text:p>घेवया एक ब्रेक</text:p>
      <text:p>बोरये पाणीवाड्यार एका घरार वड कोसळळो. सातेक लाखांचें लुकसाण जालां म्हूण फामिल सांगता. ब्रेस्तारा सकाळची ही गजाल. घरांतल्या 65 वर्साच्या सीतू गावडेक मात्सो मार लागला. तिका फोंण्या सब डिस्ट्रीक्ट हॉस्पिटलांत घाल्या. निमाणे फायर ब्रिगेडीन येवन झाड काडले. बोरये पंचायतीन तांकां सध्या 5 हजारांचो आदार दिला</text:p>
      <text:p>गोंयचे आयटीआयचो दर्जो पडला. आयटीआय पास भुरग्यांक डिमांडुय देवला. आयटीआयचे सिनीयर इन्स्ट्रक्टरूच ह्यो गजाली उलोवन दाखयतात. गोंयचे आयटीआयची सर्टिफिकेट राज्य स्तरीय. बाकीचे राज्यांचे आयटीआयभशेन गोयच्यो आयटीआय नँशनल सर्टीफिकेट दिनात. ह्यो सर्टिफिकेटी स्वता गोंयचे आयटीआयंत ज्यॉबाक वतले जाल्यार सुद्धां चलना. तेशिवाय इन्स्ट्रक्टरांचीं ड्यूटी अवर्स आनी स्केलीचोय प्रस्न आसा.</text:p>
      <text:p>घेवया एक ब्रेक</text:p>
      <text:p>दाबोळे वालीस जंक्शनार एनएच सॅव्हॅन्टीन बी हायवेचोचो कोणेतरी डिवायडर काडून गाड्यांक योवच करपाक वाट केल्या. मदींच हें कर्म केल्ल्यान ह्या रस्त्यार कितलेशेच एक्सिडेंट जातात. लोकांचो बोवाळ पडला. ब्रेस्तारा आमदार मावीनान नॅशनल हायवे अथॉरिटीचे ऑफिसरांक घेवन जंक्शनाचें इन्स्पेक्शन केलें. थंय आशिल्लो तसो डिव्हायडर परत घालपाचें थाल्लां.</text:p>
      <text:p>क्रांतिकारी हिरवे गुरुजीचीं जल्म शताब्दी बुधवारा तेरेखोला मनयली. तांच्या फोटवाक हार घालून आर्गा ओपली. हिरवे गुरुजींची सगळी फामील सुवाळ्याक आशिल्ली. बरोबर आमदार दयानंद सोपटे आनी बाकीचेय आशिल्ले. गुरुजींच्या नावान एक स्मारक बांदून तांच्या त्यागाची पावती तांका दिवंक यत्न करतलों म्हूण सोपटे उलयला. तो खंय विधानसभेंत प्रस्न काडटलो.</text:p>
      <text:p>मालीम जेटीवेलीं अतिक्रमणां आनी बेकायदेशीर बांदकामां केल्ल्या शॉपांचेर खंय एक्शन जातली. ते शॉपवाल्यांक नुस्तेमारी खात्यान नोटिशीय धाडल्यात. फुडल्या धा दिसाभीतर एक्शन जातली म्हूण फिशरीज मंत्री विनोद पालयेकार सांगता. बेकायदेशीर बांदकाम करतल्यांक नोटिशी पावल्यात मात ताणी दुर्लक्ष केल्यार शॉपांचो ताबो घेतले म्हूण पालयेकार सांगता.</text:p>
      <text:p>घेवया एक ब्रेक</text:p>
      <text:p>खंयच्यान सरकारी अधिकाऱ्यान आमदारांचीं घरां वा तांच्या ऑफिसांनी मिटिंगांक वचचे न्ही असो फतवो आतां सरकारान सर्कुलरावरवीं काडला. कांय ऑफिसर फोण्यां रवीचे घरा मिटिंगेक गेले म्हूण बोवाळ जाले उपरांत मुख्यमंत्री पर्रीकारान विधानसभेंत इशू काडिल्लो. ऑफिसरांनी एक तर डॅप्युटि कलॅक्टराचे ऑफिसांत वा मंत्र्याचे कॅबिनांनीच बसकेक वचूं येता म्हूण सरकार सर्कुलर काडटलो म्हूण पर्रीकार तेन्ना उलोवन गेल्लो.</text:p>
      <text:p>वास्को मेस्तावाड्यार शेतांत सिव्हेज व्हांवन आयिल्ल्यान शेंतां काबार जाल्यांत. शेतकार पावसाच्या दिसांनी थंय पीक काडटाले. आता शेत रोवप न्ही त्या शेतांनी पांय दवरपाककुस्तार. आमदाराचेंय लक्ष ना पोट कशें भरपाचें हो मोठो प्रस्न. सरकारान हाचेर लक्ष घालचें म्हूण मेस्तावाड्यावेले शेतकार मागतात</text:p>
      <text:p>रशियेंत चालु आशिल्ले कन्फॅडरेशन्स कपांत पुर्तगालान येजमानाक एक गोलान हरवोन ग्रुप एंत टॉप सुवात मेळयल्या. निमाणे मॅचींत न्युझीलेंडा आड गेम ड्रॉ जायत जाल्यार सुद्धां युरोपीयन चॅम्पीयन पुर्तुगाल सेमीफायनलींत पावतले. पुर्तुगालाक स्टार फॉर्वर्ड रोनाल्डोन गोल माल्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